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NamespaceUtils.parseBeanSubElements( @ Nullable Element parentElement , Pars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SocketNamespaceUtils.registerScheduler( String schedulerName , ParserContext context , @ Nullable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SocketNamespaceUtils.registerHandshakeHandler( Element element , ParserContext context , @ Nullable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SocketNamespaceUtils.registerSockJsService( Element element , String schedulerName , ParserContext context , @ Nullable Object sourc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0">
            <text:p text:style-name="Table_20_Contents">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